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&amp;quot" svg:font-family="&amp;quo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&amp;quot" fo:color="#242426"/>
    </style:style>
    <style:style style:name="T3" style:parent-style-name="DefaultParagraphFont" style:family="text">
      <style:text-properties style:font-name="&amp;quot" fo:color="#242426"/>
    </style:style>
    <style:style style:name="T4" style:parent-style-name="DefaultParagraphFont" style:family="text">
      <style:text-properties style:font-name="&amp;quot" fo:font-weight="bold" style:font-weight-asian="bold" fo:color="#242426"/>
    </style:style>
    <style:style style:name="T5" style:parent-style-name="DefaultParagraphFont" style:family="text">
      <style:text-properties style:font-name="&amp;quot" fo:color="#242426"/>
    </style:style>
    <style:style style:name="T6" style:parent-style-name="DefaultParagraphFont" style:family="text">
      <style:text-properties style:font-name="&amp;quot" fo:color="#242426"/>
    </style:style>
    <style:style style:name="T7" style:parent-style-name="DefaultParagraphFont" style:family="text">
      <style:text-properties style:font-name="&amp;quot" fo:font-weight="bold" style:font-weight-asian="bold" fo:color="#242426"/>
    </style:style>
    <style:style style:name="T8" style:parent-style-name="DefaultParagraphFont" style:family="text">
      <style:text-properties style:font-name="&amp;quot" fo:font-weight="bold" style:font-weight-asian="bold" fo:color="#242426"/>
    </style:style>
    <style:style style:name="T9" style:parent-style-name="DefaultParagraphFont" style:family="text">
      <style:text-properties style:font-name="&amp;quot" fo:color="#242426"/>
    </style:style>
    <style:style style:name="T10" style:parent-style-name="DefaultParagraphFont" style:family="text">
      <style:text-properties style:font-name="&amp;quot" fo:color="#242426" fo:font-size="10pt" style:font-size-asian="10pt"/>
    </style:style>
    <style:style style:name="T1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" style:parent-style-name="DefaultParagraphFont" style:family="text">
      <style:text-properties style:font-name="&amp;quot" fo:color="#242426" fo:font-size="10pt" style:font-size-asian="10pt"/>
    </style:style>
    <style:style style:name="T15" style:parent-style-name="DefaultParagraphFont" style:family="text">
      <style:text-properties style:font-name="&amp;quot" fo:color="#242426" fo:font-size="10pt" style:font-size-asian="10pt"/>
    </style:style>
    <style:style style:name="T1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7" style:parent-style-name="DefaultParagraphFont" style:family="text">
      <style:text-properties style:font-name="&amp;quot" fo:color="#242426" fo:font-size="10pt" style:font-size-asian="10pt"/>
    </style:style>
    <style:style style:name="T18" style:parent-style-name="DefaultParagraphFont" style:family="text">
      <style:text-properties style:font-name="&amp;quot" fo:color="#242426" fo:font-size="10pt" style:font-size-asian="10pt"/>
    </style:style>
    <style:style style:name="T1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0" style:parent-style-name="DefaultParagraphFont" style:family="text">
      <style:text-properties style:font-name="&amp;quot" fo:color="#242426" fo:font-size="10pt" style:font-size-asian="10pt"/>
    </style:style>
    <style:style style:name="T21" style:parent-style-name="DefaultParagraphFont" style:family="text">
      <style:text-properties style:font-name="&amp;quot" fo:color="#242426" fo:font-size="10pt" style:font-size-asian="10pt"/>
    </style:style>
    <style:style style:name="T22" style:parent-style-name="DefaultParagraphFont" style:family="text">
      <style:text-properties style:font-name="&amp;quot" fo:color="#242426" fo:font-size="10pt" style:font-size-asian="10pt"/>
    </style:style>
    <style:style style:name="T2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7" style:parent-style-name="DefaultParagraphFont" style:family="text">
      <style:text-properties style:font-name="&amp;quot" fo:color="#242426" fo:font-size="10pt" style:font-size-asian="10pt"/>
    </style:style>
    <style:style style:name="T28" style:parent-style-name="DefaultParagraphFont" style:family="text">
      <style:text-properties style:font-name="&amp;quot" fo:color="#242426" fo:font-size="10pt" style:font-size-asian="10pt"/>
    </style:style>
    <style:style style:name="T2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1" style:parent-style-name="DefaultParagraphFont" style:family="text">
      <style:text-properties style:font-name="&amp;quot" fo:color="#242426" fo:font-size="10pt" style:font-size-asian="10pt"/>
    </style:style>
    <style:style style:name="T32" style:parent-style-name="DefaultParagraphFont" style:family="text">
      <style:text-properties style:font-name="&amp;quot" fo:color="#242426" fo:font-size="10pt" style:font-size-asian="10pt"/>
    </style:style>
    <style:style style:name="T3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6" style:parent-style-name="DefaultParagraphFont" style:family="text">
      <style:text-properties style:font-name="&amp;quot" fo:color="#242426" fo:font-size="10pt" style:font-size-asian="10pt"/>
    </style:style>
    <style:style style:name="T37" style:parent-style-name="DefaultParagraphFont" style:family="text">
      <style:text-properties style:font-name="&amp;quot" fo:color="#242426" fo:font-size="10pt" style:font-size-asian="10pt"/>
    </style:style>
    <style:style style:name="T3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0" style:parent-style-name="DefaultParagraphFont" style:family="text">
      <style:text-properties style:font-name="&amp;quot" fo:color="#242426" fo:font-size="10pt" style:font-size-asian="10pt"/>
    </style:style>
    <style:style style:name="T41" style:parent-style-name="DefaultParagraphFont" style:family="text">
      <style:text-properties style:font-name="&amp;quot" fo:color="#242426" fo:font-size="10pt" style:font-size-asian="10pt"/>
    </style:style>
    <style:style style:name="T4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4" style:parent-style-name="DefaultParagraphFont" style:family="text">
      <style:text-properties style:font-name="&amp;quot" fo:color="#242426" fo:font-size="10pt" style:font-size-asian="10pt"/>
    </style:style>
    <style:style style:name="T45" style:parent-style-name="DefaultParagraphFont" style:family="text">
      <style:text-properties style:font-name="&amp;quot" fo:color="#242426" fo:font-size="10pt" style:font-size-asian="10pt"/>
    </style:style>
    <style:style style:name="T4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49" style:parent-style-name="DefaultParagraphFont" style:family="text">
      <style:text-properties style:font-name="&amp;quot" fo:color="#242426" fo:font-size="10pt" style:font-size-asian="10pt"/>
    </style:style>
    <style:style style:name="T50" style:parent-style-name="DefaultParagraphFont" style:family="text">
      <style:text-properties style:font-name="&amp;quot" fo:color="#242426" fo:font-size="10pt" style:font-size-asian="10pt"/>
    </style:style>
    <style:style style:name="T5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5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53" style:parent-style-name="DefaultParagraphFont" style:family="text">
      <style:text-properties style:font-name="&amp;quot" fo:color="#242426" fo:font-size="10pt" style:font-size-asian="10pt"/>
    </style:style>
    <style:style style:name="T54" style:parent-style-name="DefaultParagraphFont" style:family="text">
      <style:text-properties style:font-name="&amp;quot" fo:color="#242426" fo:font-size="10pt" style:font-size-asian="10pt"/>
    </style:style>
    <style:style style:name="T5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5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57" style:parent-style-name="DefaultParagraphFont" style:family="text">
      <style:text-properties style:font-name="&amp;quot" fo:color="#242426" fo:font-size="10pt" style:font-size-asian="10pt"/>
    </style:style>
    <style:style style:name="T58" style:parent-style-name="DefaultParagraphFont" style:family="text">
      <style:text-properties style:font-name="&amp;quot" fo:color="#242426" fo:font-size="10pt" style:font-size-asian="10pt"/>
    </style:style>
    <style:style style:name="T5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6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61" style:parent-style-name="DefaultParagraphFont" style:family="text">
      <style:text-properties style:font-name="&amp;quot" fo:color="#242426" fo:font-size="10pt" style:font-size-asian="10pt"/>
    </style:style>
    <style:style style:name="T62" style:parent-style-name="DefaultParagraphFont" style:family="text">
      <style:text-properties style:font-name="&amp;quot" fo:color="#242426" fo:font-size="10pt" style:font-size-asian="10pt"/>
    </style:style>
    <style:style style:name="T63" style:parent-style-name="DefaultParagraphFont" style:family="text">
      <style:text-properties style:font-name="&amp;quot" fo:color="#242426" fo:font-size="10pt" style:font-size-asian="10pt"/>
    </style:style>
    <style:style style:name="T6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6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66" style:parent-style-name="DefaultParagraphFont" style:family="text">
      <style:text-properties style:font-name="&amp;quot" fo:color="#242426" fo:font-size="10pt" style:font-size-asian="10pt"/>
    </style:style>
    <style:style style:name="T67" style:parent-style-name="DefaultParagraphFont" style:family="text">
      <style:text-properties style:font-name="&amp;quot" fo:color="#242426" fo:font-size="10pt" style:font-size-asian="10pt"/>
    </style:style>
    <style:style style:name="T6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6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1" style:parent-style-name="DefaultParagraphFont" style:family="text">
      <style:text-properties style:font-name="&amp;quot" fo:color="#242426" fo:font-size="10pt" style:font-size-asian="10pt"/>
    </style:style>
    <style:style style:name="T72" style:parent-style-name="DefaultParagraphFont" style:family="text">
      <style:text-properties style:font-name="&amp;quot" fo:color="#242426" fo:font-size="10pt" style:font-size-asian="10pt"/>
    </style:style>
    <style:style style:name="T7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5" style:parent-style-name="DefaultParagraphFont" style:family="text">
      <style:text-properties style:font-name="&amp;quot" fo:color="#242426" fo:font-size="10pt" style:font-size-asian="10pt"/>
    </style:style>
    <style:style style:name="T76" style:parent-style-name="DefaultParagraphFont" style:family="text">
      <style:text-properties style:font-name="&amp;quot" fo:color="#242426" fo:font-size="10pt" style:font-size-asian="10pt"/>
    </style:style>
    <style:style style:name="T7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79" style:parent-style-name="DefaultParagraphFont" style:family="text">
      <style:text-properties style:font-name="&amp;quot" fo:color="#242426" fo:font-size="10pt" style:font-size-asian="10pt"/>
    </style:style>
    <style:style style:name="T80" style:parent-style-name="DefaultParagraphFont" style:family="text">
      <style:text-properties style:font-name="&amp;quot" fo:color="#242426" fo:font-size="10pt" style:font-size-asian="10pt"/>
    </style:style>
    <style:style style:name="T81" style:parent-style-name="DefaultParagraphFont" style:family="text">
      <style:text-properties style:font-name="&amp;quot" fo:color="#242426" fo:font-size="10pt" style:font-size-asian="10pt"/>
    </style:style>
    <style:style style:name="T8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8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84" style:parent-style-name="DefaultParagraphFont" style:family="text">
      <style:text-properties style:font-name="&amp;quot" fo:color="#242426" fo:font-size="10pt" style:font-size-asian="10pt"/>
    </style:style>
    <style:style style:name="T85" style:parent-style-name="DefaultParagraphFont" style:family="text">
      <style:text-properties style:font-name="&amp;quot" fo:color="#242426" fo:font-size="10pt" style:font-size-asian="10pt"/>
    </style:style>
    <style:style style:name="T86" style:parent-style-name="DefaultParagraphFont" style:family="text">
      <style:text-properties style:font-name="&amp;quot" fo:color="#242426" fo:font-size="10pt" style:font-size-asian="10pt"/>
    </style:style>
    <style:style style:name="T8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88" style:parent-style-name="DefaultParagraphFont" style:family="text">
      <style:text-properties style:font-name="&amp;quot" fo:color="#242426" fo:font-size="10pt" style:font-size-asian="10pt"/>
    </style:style>
    <style:style style:name="T89" style:parent-style-name="DefaultParagraphFont" style:family="text">
      <style:text-properties style:font-name="&amp;quot" fo:color="#242426" fo:font-size="10pt" style:font-size-asian="10pt"/>
    </style:style>
    <style:style style:name="T9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2" style:parent-style-name="DefaultParagraphFont" style:family="text">
      <style:text-properties style:font-name="&amp;quot" fo:color="#242426" fo:font-size="10pt" style:font-size-asian="10pt"/>
    </style:style>
    <style:style style:name="T9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5" style:parent-style-name="DefaultParagraphFont" style:family="text">
      <style:text-properties style:font-name="&amp;quot" fo:color="#242426" fo:font-size="10pt" style:font-size-asian="10pt"/>
    </style:style>
    <style:style style:name="T9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7" style:parent-style-name="DefaultParagraphFont" style:family="text">
      <style:text-properties style:font-name="&amp;quot" fo:font-weight="bold" style:font-weight-asian="bold" fo:color="#242426" fo:font-size="10pt" style:font-size-asian="10pt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9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0" style:parent-style-name="DefaultParagraphFont" style:family="text">
      <style:text-properties style:font-name="&amp;quot" fo:color="#242426" fo:font-size="10pt" style:font-size-asian="10pt"/>
    </style:style>
    <style:style style:name="T10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7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0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0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1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11" style:parent-style-name="DefaultParagraphFont" style:family="text">
      <style:text-properties style:font-name="&amp;quot" fo:font-weight="bold" style:font-weight-asian="bold" fo:color="#242426" fo:font-size="10pt" style:font-size-asian="10pt" fo:language="hr" fo:country="HR" style:language-asian="hr" style:country-asian="HR" style:language-complex="ar" style:country-complex="SA"/>
    </style:style>
    <style:style style:name="T11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1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14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15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16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17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18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1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3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2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6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27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2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29" style:parent-style-name="DefaultParagraphFont" style:family="text">
      <style:text-properties style:font-name="&amp;quot" fo:font-weight="bold" style:font-weight-asian="bold" fo:font-style="italic" style:font-style-asian="italic" fo:color="#242426" fo:font-size="10pt" style:font-size-asian="10pt"/>
    </style:style>
    <style:style style:name="T13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3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3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33" style:parent-style-name="DefaultParagraphFont" style:family="text">
      <style:text-properties style:font-name="&amp;quot" fo:color="#242426" fo:font-size="10pt" style:font-size-asian="10pt"/>
    </style:style>
    <style:style style:name="T13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3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3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37" style:parent-style-name="DefaultParagraphFont" style:family="text">
      <style:text-properties style:font-name="&amp;quot" fo:color="#242426" fo:font-size="10pt" style:font-size-asian="10pt"/>
    </style:style>
    <style:style style:name="P138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3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4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42" style:parent-style-name="DefaultParagraphFont" style:family="text">
      <style:text-properties style:font-name="&amp;quot" fo:color="#242426" fo:font-size="10pt" style:font-size-asian="10pt"/>
    </style:style>
    <style:style style:name="T143" style:parent-style-name="DefaultParagraphFont" style:family="text">
      <style:text-properties style:font-name="&amp;quot" fo:color="#242426" fo:font-size="10pt" style:font-size-asian="10pt"/>
    </style:style>
    <style:style style:name="T14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6" style:parent-style-name="DefaultParagraphFont" style:family="text">
      <style:text-properties style:font-name="&amp;quot" fo:font-weight="bold" style:font-weight-asian="bold" fo:color="#242426" fo:font-size="10pt" style:font-size-asian="10pt" fo:language="hr" fo:country="HR" style:language-asian="hr" style:country-asian="HR" style:language-complex="ar" style:country-complex="SA"/>
    </style:style>
    <style:style style:name="T14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4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5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5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52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53" style:parent-style-name="DefaultParagraphFont" style:family="text">
      <style:text-properties style:font-name="&amp;quot" fo:color="#242426" fo:font-size="10pt" style:font-size-asian="10pt"/>
    </style:style>
    <style:style style:name="P154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5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5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5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5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59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60" style:parent-style-name="DefaultParagraphFont" style:family="text">
      <style:text-properties style:font-name="&amp;quot" fo:color="#242426" fo:font-size="10pt" style:font-size-asian="10pt"/>
    </style:style>
    <style:style style:name="T161" style:parent-style-name="DefaultParagraphFont" style:family="text">
      <style:text-properties style:font-name="&amp;quot" fo:color="#242426" fo:font-size="10pt" style:font-size-asian="10pt"/>
    </style:style>
    <style:style style:name="T16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6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6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65" style:parent-style-name="DefaultParagraphFont" style:family="text">
      <style:text-properties style:font-name="&amp;quot" fo:color="#242426" fo:font-size="10pt" style:font-size-asian="10pt"/>
    </style:style>
    <style:style style:name="P16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6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6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69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70" style:parent-style-name="DefaultParagraphFont" style:family="text">
      <style:text-properties style:font-name="&amp;quot" fo:color="#242426" fo:font-size="10pt" style:font-size-asian="10pt"/>
    </style:style>
    <style:style style:name="P17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7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7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7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75" style:parent-style-name="DefaultParagraphFont" style:family="text">
      <style:text-properties style:font-name="&amp;quot" fo:color="#242426" fo:font-size="10pt" style:font-size-asian="10pt"/>
    </style:style>
    <style:style style:name="T176" style:parent-style-name="DefaultParagraphFont" style:family="text">
      <style:text-properties style:font-name="&amp;quot" fo:color="#242426" fo:font-size="10pt" style:font-size-asian="10pt"/>
    </style:style>
    <style:style style:name="P177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7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79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P180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81" style:parent-style-name="DefaultParagraphFont" style:family="text">
      <style:text-properties style:font-name="&amp;quot" fo:color="#242426" fo:font-size="10pt" style:font-size-asian="10pt"/>
    </style:style>
    <style:style style:name="T182" style:parent-style-name="DefaultParagraphFont" style:family="text">
      <style:text-properties style:font-name="&amp;quot" fo:color="#242426" fo:font-size="10pt" style:font-size-asian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&amp;quot" fo:color="#242426" fo:font-size="10pt" style:font-size-asian="10pt"/>
    </style:style>
    <style:style style:name="P184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8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8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87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88" style:parent-style-name="DefaultParagraphFont" style:family="text">
      <style:text-properties style:font-name="&amp;quot" fo:color="#242426" fo:font-size="10pt" style:font-size-asian="10pt"/>
    </style:style>
    <style:style style:name="P189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90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19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P192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193" style:parent-style-name="DefaultParagraphFont" style:family="text">
      <style:text-properties style:font-name="&amp;quot" fo:color="#242426" fo:font-size="10pt" style:font-size-asian="10pt"/>
    </style:style>
    <style:style style:name="T19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95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9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197" style:parent-style-name="DefaultParagraphFont" style:family="text">
      <style:text-properties style:font-name="&amp;quot" fo:color="#242426" fo:font-size="10pt" style:font-size-asian="10pt"/>
    </style:style>
    <style:style style:name="P198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199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0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0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0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03" style:parent-style-name="DefaultParagraphFont" style:family="text">
      <style:text-properties style:font-name="&amp;quot" fo:color="#242426" fo:font-size="10pt" style:font-size-asian="10pt"/>
    </style:style>
    <style:style style:name="T20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0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0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0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08" style:parent-style-name="DefaultParagraphFont" style:family="text">
      <style:text-properties style:font-name="&amp;quot" fo:color="#242426" fo:font-size="10pt" style:font-size-asian="10pt"/>
    </style:style>
    <style:style style:name="T20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1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1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1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13" style:parent-style-name="DefaultParagraphFont" style:family="text">
      <style:text-properties style:font-name="&amp;quot" fo:color="#242426" fo:font-size="10pt" style:font-size-asian="10pt"/>
    </style:style>
    <style:style style:name="T21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1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1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1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18" style:parent-style-name="DefaultParagraphFont" style:family="text">
      <style:text-properties style:font-name="&amp;quot" fo:color="#242426" fo:font-size="10pt" style:font-size-asian="10pt"/>
    </style:style>
    <style:style style:name="T21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2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2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2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23" style:parent-style-name="DefaultParagraphFont" style:family="text">
      <style:text-properties style:font-name="&amp;quot" fo:color="#242426" fo:font-size="10pt" style:font-size-asian="10pt"/>
    </style:style>
    <style:style style:name="T22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2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2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2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28" style:parent-style-name="DefaultParagraphFont" style:family="text">
      <style:text-properties style:font-name="&amp;quot" fo:color="#242426" fo:font-size="10pt" style:font-size-asian="10pt"/>
    </style:style>
    <style:style style:name="T22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3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3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3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33" style:parent-style-name="DefaultParagraphFont" style:family="text">
      <style:text-properties style:font-name="&amp;quot" fo:color="#242426" fo:font-size="10pt" style:font-size-asian="10pt"/>
    </style:style>
    <style:style style:name="T234" style:parent-style-name="DefaultParagraphFont" style:family="text">
      <style:text-properties style:font-name="&amp;quot" fo:color="#242426" fo:font-size="10pt" style:font-size-asian="10pt"/>
    </style:style>
    <style:style style:name="T235" style:parent-style-name="DefaultParagraphFont" style:family="text">
      <style:text-properties style:font-name="&amp;quot" fo:color="#242426" fo:font-size="10pt" style:font-size-asian="10pt"/>
    </style:style>
    <style:style style:name="T23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37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38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3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40" style:parent-style-name="DefaultParagraphFont" style:family="text">
      <style:text-properties style:font-name="&amp;quot" fo:color="#242426" fo:font-size="10pt" style:font-size-asian="10pt"/>
    </style:style>
    <style:style style:name="T24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4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4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44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45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4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47" style:parent-style-name="DefaultParagraphFont" style:family="text">
      <style:text-properties style:font-name="&amp;quot" fo:color="#242426" fo:font-size="10pt" style:font-size-asian="10pt"/>
    </style:style>
    <style:style style:name="T24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49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50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5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52" style:parent-style-name="DefaultParagraphFont" style:family="text">
      <style:text-properties style:font-name="&amp;quot" fo:color="#242426" fo:font-size="10pt" style:font-size-asian="10pt"/>
    </style:style>
    <style:style style:name="T25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54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55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5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57" style:parent-style-name="DefaultParagraphFont" style:family="text">
      <style:text-properties style:font-name="&amp;quot" fo:color="#242426" fo:font-size="10pt" style:font-size-asian="10pt"/>
    </style:style>
    <style:style style:name="T258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59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60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61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62" style:parent-style-name="DefaultParagraphFont" style:family="text">
      <style:text-properties style:font-name="&amp;quot" fo:color="#242426" fo:font-size="10pt" style:font-size-asian="10pt"/>
    </style:style>
    <style:style style:name="T263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64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65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66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67" style:parent-style-name="DefaultParagraphFont" style:family="text">
      <style:text-properties style:font-name="&amp;quot" fo:color="#242426" fo:font-size="10pt" style:font-size-asian="10pt"/>
    </style:style>
    <style:style style:name="T268" style:parent-style-name="DefaultParagraphFont" style:family="text">
      <style:text-properties style:font-name="&amp;quot" fo:color="#242426" fo:font-size="10pt" style:font-size-asian="10pt"/>
    </style:style>
    <style:style style:name="T26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7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7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7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73" style:parent-style-name="DefaultParagraphFont" style:family="text">
      <style:text-properties style:font-name="&amp;quot" fo:color="#242426" fo:font-size="10pt" style:font-size-asian="10pt"/>
    </style:style>
    <style:style style:name="T27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7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7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7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78" style:parent-style-name="DefaultParagraphFont" style:family="text">
      <style:text-properties style:font-name="&amp;quot" fo:color="#242426" fo:font-size="10pt" style:font-size-asian="10pt"/>
    </style:style>
    <style:style style:name="T27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8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8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8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83" style:parent-style-name="DefaultParagraphFont" style:family="text">
      <style:text-properties style:font-name="&amp;quot" fo:color="#242426" fo:font-size="10pt" style:font-size-asian="10pt"/>
    </style:style>
    <style:style style:name="T28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8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8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8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88" style:parent-style-name="DefaultParagraphFont" style:family="text">
      <style:text-properties style:font-name="&amp;quot" fo:color="#242426" fo:font-size="10pt" style:font-size-asian="10pt"/>
    </style:style>
    <style:style style:name="T28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9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9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9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93" style:parent-style-name="DefaultParagraphFont" style:family="text">
      <style:text-properties style:font-name="&amp;quot" fo:color="#242426" fo:font-size="10pt" style:font-size-asian="10pt"/>
    </style:style>
    <style:style style:name="T29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29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29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29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298" style:parent-style-name="DefaultParagraphFont" style:family="text">
      <style:text-properties style:font-name="&amp;quot" fo:color="#242426" fo:font-size="10pt" style:font-size-asian="10pt"/>
    </style:style>
    <style:style style:name="T29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30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30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30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03" style:parent-style-name="DefaultParagraphFont" style:family="text">
      <style:text-properties style:font-name="&amp;quot" fo:color="#242426" fo:font-size="10pt" style:font-size-asian="10pt"/>
    </style:style>
    <style:style style:name="T30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30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30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30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08" style:parent-style-name="DefaultParagraphFont" style:family="text">
      <style:text-properties style:font-name="&amp;quot" fo:color="#242426" fo:font-size="10pt" style:font-size-asian="10pt"/>
    </style:style>
    <style:style style:name="T30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31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31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312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13" style:parent-style-name="DefaultParagraphFont" style:family="text">
      <style:text-properties style:font-name="&amp;quot" fo:color="#242426" fo:font-size="10pt" style:font-size-asian="10pt"/>
    </style:style>
    <style:style style:name="T314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315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316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name="T317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T318" style:parent-style-name="DefaultParagraphFont" style:family="text">
      <style:text-properties style:font-name="&amp;quot" fo:color="#242426" fo:font-size="10pt" style:font-size-asian="10pt"/>
    </style:style>
    <style:style style:name="T319" style:parent-style-name="DefaultParagraphFont" style:family="text">
      <style:text-properties style:font-name="&amp;quot" fo:font-weight="bold" style:font-weight-asian="bold" fo:color="#242426" fo:font-size="10pt" style:font-size-asian="10pt"/>
    </style:style>
    <style:style style:name="P320" style:parent-style-name="Standard" style:family="paragraph">
      <style:paragraph-properties>
        <style:tab-stops>
          <style:tab-stop style:type="left" style:position="3.5729in"/>
        </style:tab-stops>
      </style:paragraph-properties>
      <style:text-properties style:font-name="&amp;quot" fo:font-weight="bold" style:font-weight-asian="bold" fo:color="#242426" fo:font-size="10pt" style:font-size-asian="10pt"/>
    </style:style>
    <style:style style:name="P321" style:parent-style-name="Standard" style:family="paragraph">
      <style:paragraph-properties>
        <style:tab-stops>
          <style:tab-stop style:type="left" style:position="3.5729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Gornji potencijalni indeks procesa CpU računa se prema sljedećoj formuli:</text:span><text:span text:style-name="T3"><text:line-break/></text:span><text:span text:style-name="T4">odg: (USL - μ)/3σ</text:span><text:line-break/></text:p>
      <text:p text:style-name="Standard"><text:span text:style-name="T5">ASIIN je odgovoran za akreditaciju i provjeru studija u:</text:span><text:span text:style-name="T6"><text:line-break/></text:span><text:span text:style-name="T7">odg: inžinjerstvu,<text:s/></text:span><text:span text:style-name="T8">informatici/računarstvu i prirodnim znanostima</text:span><text:span text:style-name="T9"><text:line-break/></text:span></text:p>
      <text:p text:style-name="Standard"><text:span text:style-name="T10">Što je QFD?<text:s/></text:span><text:span text:style-name="T11"><text:line-break/></text:span><text:span text:style-name="T12">odg: planirani preventivni proces pri osmišljavanju proizvoda</text:span><text:span text:style-name="T13"><text:line-break/></text:span></text:p>
      <text:p text:style-name="Standard"><text:span text:style-name="T14">Koja od ovih je SI jedinica?</text:span><text:span text:style-name="T15"><text:line-break/></text:span><text:span text:style-name="T16">odg: mol</text:span><text:line-break/></text:p>
      <text:p text:style-name="Standard"><text:span text:style-name="T17">Kako se pišu fizikalne veličine SI sustava?<text:s/></text:span><text:span text:style-name="T18"><text:line-break/></text:span><text:span text:style-name="T19">odg: kurzivom</text:span><text:span text:style-name="T20"><text:line-break/></text:span></text:p>
      <text:p text:style-name="Standard"><text:span text:style-name="T21">Jedna od važnih točaka od 14 demi</text:span><text:span text:style-name="T22">ngovih da bi se trajno održao uspostavljen sustav kakvoće kaže da</text:span><text:span text:style-name="T23">:<text:s/></text:span><text:span text:style-name="T24"><text:line-break/></text:span><text:span text:style-name="T25">odg: treba neprekidno raditi na poboljšanju sustava<text:s/></text:span><text:span text:style-name="T26"><text:line-break/></text:span></text:p>
      <text:p text:style-name="Standard"><text:span text:style-name="T27">Prema konceptu 6 sigma, na 100 000 proizvoda ce biti koliko defekata?</text:span><text:span text:style-name="T28"><text:line-break/></text:span><text:span text:style-name="T29">odg: 0,34</text:span><text:span text:style-name="T30"><text:line-break/></text:span></text:p>
      <text:p text:style-name="Standard"><text:span text:style-name="T31">Prema ILAC-u, elementi mjerne sljedivosti nije:</text:span><text:span text:style-name="T32"><text:line-break/></text:span><text:span text:style-name="T33">odg:<text:s/></text:span><text:span text:style-name="T34">akreditacija (i jos nesto, dva tocna odgovora)</text:span><text:span text:style-name="T35"><text:line-break/></text:span></text:p>
      <text:p text:style-name="Standard"><text:span text:style-name="T36">Iso norme za kakvocu (il tako nesto):</text:span><text:span text:style-name="T37"><text:line-break/></text:span><text:span text:style-name="T38">odg: ISO 9000 i ISO 14000</text:span><text:span text:style-name="T39"><text:line-break/></text:span></text:p>
      <text:p text:style-name="Standard"><text:span text:style-name="T40">Prema ISO/IEC 9126, element kakvoće je:</text:span><text:span text:style-name="T41"><text:line-break/></text:span><text:span text:style-name="T42">odg: prenosivost</text:span><text:span text:style-name="T43"><text:line-break/></text:span></text:p>
      <text:p text:style-name="Standard"><text:span text:style-name="T44">Kako se zove tijelo u Hrv zaduženo za kakvoću u visokom obrazovanju:</text:span><text:span text:style-name="T45"><text:line-break/></text:span><text:span text:style-name="T46">odg: AZVO (Agenc</text:span><text:span text:style-name="T47">ija za znanost i visoko obrazovanje)</text:span><text:span text:style-name="T48"><text:line-break/></text:span></text:p>
      <text:p text:style-name="Standard"><text:span text:style-name="T49">Kada je prvi put spomenuta participacija studenata u Bolonjskom sustavu:</text:span><text:span text:style-name="T50"><text:line-break/></text:span><text:span text:style-name="T51">odg: u Praškom ministarskom priopćenju</text:span><text:span text:style-name="T52"><text:line-break/></text:span></text:p>
      <text:p text:style-name="Standard"><text:span text:style-name="T53">Vrste članova ISO-a?</text:span><text:span text:style-name="T54"><text:line-break/></text:span><text:span text:style-name="T55">odg: punopravni, pridruženi, dopisni</text:span><text:span text:style-name="T56"><text:line-break/></text:span></text:p>
      <text:p text:style-name="Standard"><text:span text:style-name="T57">Ekstraprofit je:</text:span><text:span text:style-name="T58"><text:line-break/></text:span><text:span text:style-name="T59">odg: razlika između točke opt</text:span><text:span text:style-name="T60">imuma i ukupnih troškova kakvoće/za kakvoću/zbog nekakvoće (neznam jel bilo uopce takvog odgovora: graf u prezentaciji broj 2, slajd 28)<text:s/></text:span><text:span text:style-name="T61"><text:line-break/></text:span></text:p>
      <text:p text:style-name="Standard"><text:span text:style-name="T62">Troškovi kakvoće PAFI:</text:span><text:span text:style-name="T63"><text:line-break/></text:span><text:span text:style-name="T64">odg: prevencija, ispitivanje, propusti i neizravni</text:span><text:span text:style-name="T65"><text:line-break/></text:span></text:p>
      <text:p text:style-name="Standard"><text:span text:style-name="T66">Kakvoća se može gledati sa stajališta:</text:span><text:span text:style-name="T67"><text:line-break/></text:span><text:span text:style-name="T68">odg</text:span><text:span text:style-name="T69">: proizvođača, potrošača, društva i tržišta</text:span><text:span text:style-name="T70"><text:line-break/></text:span></text:p>
      <text:p text:style-name="Standard"><text:span text:style-name="T71">Onaj kao računski di su odgovori trojke Cp, broj defekata/milijun i nesto:</text:span><text:span text:style-name="T72"><text:line-break/></text:span><text:span text:style-name="T73">odg: -1,2 sigma, Cp = 2,4 , defekata na milijun = 3,2</text:span><text:span text:style-name="T74"><text:line-break/></text:span></text:p>
      <text:p text:style-name="Standard"/>
      <text:p text:style-name="Standard"><text:span text:style-name="T75">Tko je uveo grafikone za kontrolu kakvoće:</text:span><text:span text:style-name="T76"><text:line-break/></text:span><text:soft-page-break/><text:span text:style-name="T77">odg: Shewart</text:span><text:span text:style-name="T78"><text:line-break/></text:span></text:p>
      <text:p text:style-name="Standard"><text:span text:style-name="T79">Za što se koriste kontr</text:span><text:span text:style-name="T80">olne karte:</text:span><text:span text:style-name="T81"><text:line-break/></text:span><text:span text:style-name="T82">odg: za mjerljive i atributivne karakteristike</text:span><text:span text:style-name="T83"><text:line-break/></text:span></text:p>
      <text:p text:style-name="Standard"><text:span text:style-name="T84">Tisuću otpornika, nazivne vrijednosti 100 oma. Uzeto 50 za kontrolu, njihova aritmetička sredina 102 oma, standardna devijacija +-2 oma. Ako uzmemo nasumično jedan, kolika je vjerojatnost da ćemo<text:s/></text:span><text:span text:style-name="T85">uzeti neki s višom vrijednošću od nazivne?</text:span><text:span text:style-name="T86"><text:line-break/></text:span><text:span text:style-name="T87">odg: nisam riješio, i dalje neznam</text:span></text:p>
      <text:p text:style-name="Standard"/>
      <text:p text:style-name="Standard"><text:span text:style-name="T88">1.Dakle prvo je bilo pitanje koja je agencija nastala 15.srpnja 2004. godine za razvoj kakvoće visokog obrazovanja : odgovor-&gt;<text:s/></text:span><text:span text:style-name="T89"><text:line-break/></text:span><text:span text:style-name="T90">Odgovor:Agencija za znanost i visoko obrazovanje</text:span><text:span text:style-name="T91"><text:line-break/></text:span></text:p>
      <text:p text:style-name="Standard"><text:span text:style-name="T92">2.Nešto pod koju statističku metodu spada planiranje procesa?</text:span></text:p>
      <text:p text:style-name="Standard"><text:span text:style-name="T93"><text:s/>Odgovor:statističko zaključivanje</text:span><text:span text:style-name="T94"><text:line-break/></text:span></text:p>
      <text:p text:style-name="Standard"><text:span text:style-name="T95">3.Nešto vodstvo TQM-a kakvo nije: ponuđeno: delegirajuće,savjetodavno, određujuće, sudjelujuće i<text:s/></text:span><text:span text:style-name="T96">Odgovor:ova četiri ispred jesu ,nije<text:s/></text:span><text:span text:style-name="T97">ispitivajuće</text:span><text:span text:style-name="T98"><text:s/>bilo</text:span><text:span text:style-name="T99"><text:line-break/></text:span></text:p>
      <text:p text:style-name="Standard"><text:span text:style-name="T100">4. imamo 5 mjerenja napona 220 V sa tolerancijom +-10% (219,225,223,215,216) koliki je Cp?</text:span><text:span text:style-name="T101"><text:line-break/></text:span><text:span text:style-name="T102">Odgovor:1.69<text:s/></text:span><text:span text:style-name="T103"><text:line-break/></text:span><text:span text:style-name="T104">Cp=(USL-LSL)/(6sigma)</text:span><text:span text:style-name="T105"><text:line-break/></text:span><text:span text:style-name="T106">Dakle tolerancija je +-10%-&gt;</text:span><text:span text:style-name="T107">10%=22 V</text:span><text:span text:style-name="T108"><text:line-break/></text:span><text:span text:style-name="T109">kad se kaže tolerancija misli se na granice specifikacije (tolerira se,znači da je to</text:span><text:span text:style-name="T110"><text:s/>dobro<text:s/></text:span><text:span text:style-name="T111"><draw:frame draw:style-name="a0" draw:name="graphics1" text:anchor-type="as-char" svg:x="0in" svg:y="0in" svg:width="0.1665in" svg:height="0.1665in" style:rel-width="scale" style:rel-height="scale"><draw:image xlink:href="http://www.fer2.net/images/smilies/biggrin.gif" xlink:type="simple" xlink:show="embed" xlink:actuate="onLoad"/><svg:desc/></draw:frame></text:span><text:span text:style-name="T112">)<text:s/></text:span><text:span text:style-name="T113"><text:line-break/></text:span><text:span text:style-name="T114">USL=220+22=242 V;<text:s/></text:span><text:span text:style-name="T115"><text:line-break/></text:span><text:span text:style-name="T116">LSL=220-22=198 V<text:s/></text:span><text:span text:style-name="T117"><text:line-break/></text:span><text:span text:style-name="T118">USL-LSL=44V</text:span><text:span text:style-name="T119"><text:line-break/></text:span><text:span text:style-name="T120">treba nam sigma (standardno odstupanje)-&gt;<text:s/></text:span><text:span text:style-name="T121"><text:line-break/></text:span><text:span text:style-name="T122">zbrojimo sve, podijelimo da dobijemo<text:s/></text:span><text:span text:style-name="T123">aritm sred=219.6 V</text:span><text:span text:style-name="T124"><text:s/>jer nam kod odstupanja treba aritm sredina po formuli<text:s/></text:span><text:span text:style-name="T125"><text:line-break/></text:span><text:span text:style-name="T126">sigma=sqrt(zbroj svih odstupanja na kvadra</text:span><text:span text:style-name="T127">t/(broj mjerenja-1)) =4.3358...</text:span><text:span text:style-name="T128"><text:line-break/></text:span><text:span text:style-name="T129">Cp=1.6913...</text:span><text:span text:style-name="T130"><text:s/></text:span><text:span text:style-name="T131"><text:line-break/></text:span><text:span text:style-name="T132"><text:line-break/></text:span><text:span text:style-name="T133">5.kolega je već napisao, nešto koja organizacija(sustav upravljanja, što već) potiče glas korisnika radi razvoja bla bla</text:span></text:p>
      <text:p text:style-name="Standard"><text:span text:style-name="T134">Odgovor:QFD</text:span><text:span text:style-name="T135"><text:line-break/></text:span></text:p>
      <text:p text:style-name="P136"><text:span text:style-name="T137">6.Kontrolne karte su dobre za:</text:span></text:p>
      <text:p text:style-name="P138"><text:span text:style-name="T139">Odgovor:praćenje procesa kroz vrijeme</text:span><text:span text:style-name="T140"><text:line-break/></text:span></text:p>
      <text:p text:style-name="P141"><text:span text:style-name="T142">7. v</text:span><text:span text:style-name="T143">ezano za ISO/IEC 12207, primarni procesi životnog procesa (izbaciti ono što nije primarni proces)</text:span><text:span text:style-name="T144"><text:line-break/></text:span><text:span text:style-name="T145">nabrojit ću one koji jesu jer zbilja ne znam ponuđene, izbacite koji nije<text:s/></text:span><text:span text:style-name="T146"><draw:frame draw:style-name="a1" draw:name="graphics2" text:anchor-type="as-char" svg:x="0in" svg:y="0in" svg:width="0.1665in" svg:height="0.1665in" style:rel-width="scale" style:rel-height="scale"><draw:image xlink:href="http://www.fer2.net/images/smilies/biggrin.gif" xlink:type="simple" xlink:show="embed" xlink:actuate="onLoad"/><svg:desc/></draw:frame></text:span><text:span text:style-name="T147">:</text:span><text:span text:style-name="T148"><text:line-break/></text:span><text:span text:style-name="T149">proces akvizicije,proces snabdijevanja,proces razvoja,proces primjene,proces održ</text:span><text:span text:style-name="T150">avanja</text:span><text:span text:style-name="T151"><text:line-break/></text:span></text:p>
      <text:p text:style-name="P152"><text:span text:style-name="T153">8. Koji alat u statistici služi za prikaz SVIH potencijalnih mogućih uzroka problema:</text:span></text:p>
      <text:p text:style-name="P154"><text:span text:style-name="T155">Odgovor:Ishikawin dijagram</text:span><text:span text:style-name="T156"><text:line-break/></text:span><text:span text:style-name="T157">(iliti riblja kost iliti dijagram uzroka i posljedica)</text:span><text:span text:style-name="T158"><text:line-break/></text:span></text:p>
      <text:p text:style-name="P159"><text:span text:style-name="T160">10. pod koje troskove spada "odrzavanje opreme,strojeva???(ovo nismo sigurni št</text:span><text:span text:style-name="T161">o je)"(usput, to pitanje je bilo na prvom MI-u isto):</text:span><text:span text:style-name="T162"><text:line-break/></text:span><text:span text:style-name="T163">TG2</text:span><text:span text:style-name="T164"><text:line-break/></text:span><text:span text:style-name="T165">11. Kako se računa standardno odstupanje:</text:span></text:p>
      <text:p text:style-name="P166"><text:span text:style-name="T167">Odgovor:korijen iz varijance</text:span><text:span text:style-name="T168"><text:line-break/></text:span></text:p>
      <text:p text:style-name="P169"><text:span text:style-name="T170">13. prema europskim odrednicama Novog pristupa prijavljena tijela moraju biti:</text:span></text:p>
      <text:p text:style-name="P171"><text:span text:style-name="T172">akreditirana</text:span><text:span text:style-name="T173"><text:line-break/></text:span><text:span text:style-name="T174"><text:line-break/></text:span><text:soft-page-break/><text:span text:style-name="T175">2. ako imamo 500 000 primjeraka,</text:span><text:span text:style-name="T176">koliko je onda pogrešaka-</text:span></text:p>
      <text:p text:style-name="P177"><text:span text:style-name="T178">1.7</text:span></text:p>
      <text:p text:style-name="P179"/>
      <text:p text:style-name="P180"><text:span text:style-name="T181">3. Vodstvo TQM-a<text:s/></text:span><text:span text:style-name="T182">niije</text:span><text:span text:style-name="T183"><text:s/>:</text:span></text:p>
      <text:p text:style-name="P184"><text:span text:style-name="T185">ispitujuće</text:span><text:span text:style-name="T186"><text:line-break/></text:span></text:p>
      <text:p text:style-name="P187"><text:span text:style-name="T188">4. Nedostatak TQM-a :</text:span></text:p>
      <text:p text:style-name="P189"><text:span text:style-name="T190">stvaranje vlastite birokracije</text:span></text:p>
      <text:p text:style-name="P191"/>
      <text:p text:style-name="P192"><text:span text:style-name="T193">prema europskim odrednicama Novog pristupa prijavljena tijela moraju biti:</text:span><text:span text:style-name="T194"><text:s/>akreditirana.</text:span><text:span text:style-name="T195"><text:line-break/></text:span><text:span text:style-name="T196"><text:line-break/></text:span><text:span text:style-name="T197">važne sastavnice norme ISO IEC 17025:2005 odnose se na:</text:span></text:p>
      <text:p text:style-name="P198">sustav upravljanja i tehnički dio.</text:p>
      <text:p text:style-name="P199"/>
      <text:p text:style-name="P200">Pitanja Lenićek:</text:p>
      <text:p text:style-name="P201"><text:span text:style-name="T202">1.<text:s/></text:span><text:span text:style-name="T203">Jedan od temeljnih uzroka raz. Poimanja kakvoće</text:span><text:span text:style-name="T204"><text:s/>– učinak zamjene</text:span></text:p>
      <text:p text:style-name="P205"/>
      <text:p text:style-name="P206"><text:span text:style-name="T207">2.<text:s/></text:span><text:span text:style-name="T208">Norma</text:span><text:span text:style-name="T209"><text:s/>– isprava koja određuje pravila stvorena konsenzusom i odobrena od priznatog tijela</text:span></text:p>
      <text:p text:style-name="P210"/>
      <text:p text:style-name="P211"><text:span text:style-name="T212">3.<text:s/></text:span><text:span text:style-name="T213">Mjerenje</text:span><text:span text:style-name="T214"><text:s/>– skup djelovanja radi određivanja vrijednosti veličine</text:span></text:p>
      <text:p text:style-name="P215"/>
      <text:p text:style-name="P216"><text:span text:style-name="T217">4.<text:s/></text:span><text:span text:style-name="T218">Točka optimum troškova</text:span><text:span text:style-name="T219"><text:s/>– u području gdje je uravnotežen odnos troškova za kakvoću i troškova zbog nekakvoće</text:span></text:p>
      <text:p text:style-name="P220"/>
      <text:p text:style-name="P221"><text:span text:style-name="T222">5.<text:s/></text:span><text:span text:style-name="T223">Dorada konstrukcije proizvoda</text:span><text:span text:style-name="T224"><text:s/>– troškovi zbog unutrašnjeg propusta</text:span></text:p>
      <text:p text:style-name="P225"/>
      <text:p text:style-name="P226"><text:span text:style-name="T227">6.<text:s/></text:span><text:span text:style-name="T228">Imenovane i izvedene mjerne</text:span><text:span text:style-name="T229"><text:s/>jedinice – Siemens, vat, om, volt, paskal, džul</text:span></text:p>
      <text:p text:style-name="P230"/>
      <text:p text:style-name="P231"><text:span text:style-name="T232">7.<text:s/></text:span><text:span text:style-name="T233">Odrednica tzv. Novog pristupa o (ne vidim pročitati što sam napisala) teh.<text:s/></text:span><text:span text:style-name="T234">ne</text:span><text:span text:style-name="T235"><text:s/>sadrži</text:span><text:span text:style-name="T236"><text:s/>– politiku kakvoće</text:span></text:p>
      <text:p text:style-name="P237"/>
      <text:p text:style-name="P238"><text:span text:style-name="T239">8.<text:s/></text:span><text:span text:style-name="T240">Prijavljenja ustanova</text:span><text:span text:style-name="T241"><text:s/>– inst.<text:s/></text:span><text:span text:style-name="T242">za</text:span><text:span text:style-name="T243"><text:s/>neovisno potvrđivanje skladnosti proizvoda</text:span></text:p>
      <text:p text:style-name="P244"/>
      <text:p text:style-name="P245"><text:span text:style-name="T246">9.</text:span><text:span text:style-name="T247"><text:s/>CE</text:span><text:span text:style-name="T248"><text:s/>– proizvod usklađen sa zhtjevima odrednica novog pristupa</text:span></text:p>
      <text:p text:style-name="P249"/>
      <text:p text:style-name="P250"><text:span text:style-name="T251">10.<text:s/></text:span><text:span text:style-name="T252">Sustav sljedivosti umjernog laboratorija zorno je prikazan</text:span><text:span text:style-name="T253">: piramidom točnosti</text:span></text:p>
      <text:p text:style-name="P254"/>
      <text:p text:style-name="P255"><text:span text:style-name="T256">11.<text:s/></text:span><text:span text:style-name="T257">Što od navedenog nije sustav?</text:span><text:span text:style-name="T258"><text:s/>– ISO/IEC17026 (još ponuđeno: TQM, 6sigma, MBNP, EFQM Exellence Model</text:span></text:p>
      <text:p text:style-name="P259"/>
      <text:p text:style-name="P260"><text:span text:style-name="T261">12.<text:s/></text:span><text:span text:style-name="T262">Među osnovne elemente TQM-a</text:span><text:span text:style-name="T263">- ispunjavanje zahtjeva norme</text:span></text:p>
      <text:p text:style-name="P264"/>
      <text:p text:style-name="P265"><text:span text:style-name="T266">13.</text:span><text:span text:style-name="T267"><text:s/></text:span><text:span text:style-name="T268">QFD</text:span><text:span text:style-name="T269"><text:s/>– planirani preventivni process pri osmišljavanju proizvoda ili usluge</text:span></text:p>
      <text:p text:style-name="P270"/>
      <text:p text:style-name="P271"><text:span text:style-name="T272">14.<text:s/></text:span><text:span text:style-name="T273">Među 7 osnovnih alata za primj.</text:span><text:span text:style-name="T274"><text:s/>– Demingov dijagram</text:span></text:p>
      <text:p text:style-name="P275"/>
      <text:p text:style-name="P276"><text:span text:style-name="T277">15.<text:s/></text:span><text:span text:style-name="T278">Paretov dijagram</text:span><text:span text:style-name="T279"><text:s/>– histogram</text:span></text:p>
      <text:p text:style-name="P280"/>
      <text:p text:style-name="P281"><text:span text:style-name="T282">16. <text:s/></text:span><text:span text:style-name="T283">Ako zadovoljen 6sigma, kod 200 000 proizvedenih , defektnih najviše</text:span><text:span text:style-name="T284"><text:s/>– 0.68</text:span></text:p>
      <text:p text:style-name="P285"/>
      <text:p text:style-name="P286"><text:span text:style-name="T287">17.<text:s/></text:span><text:span text:style-name="T288">Proces je sposoban</text:span><text:span text:style-name="T289"><text:s/>– raspon zahtjeva veći od raspona procesa (ovo ne piše, al je reko Lenićek: process je širok 6sigma)</text:span></text:p>
      <text:p text:style-name="P290"/>
      <text:p text:style-name="P291"><text:span text:style-name="T292">18.<text:s/></text:span><text:span text:style-name="T293">Gornja pot. Sposobnost procesa</text:span><text:span text:style-name="T294"><text:s/>– (USL-mi)/3sigma</text:span></text:p>
      <text:p text:style-name="P295"/>
      <text:p text:style-name="P296"><text:span text:style-name="T297">19.<text:s/></text:span><text:span text:style-name="T298">Stat. stabilnost procesa preduvjeta nužan za provođenje</text:span><text:span text:style-name="T299"><text:s/>– analize sposobnosti procesa</text:span></text:p>
      <text:p text:style-name="P300"/>
      <text:p text:style-name="P301"><text:span text:style-name="T302">20.<text:s/></text:span><text:span text:style-name="T303">Kontrolne karte razlikujemo za</text:span><text:span text:style-name="T304"><text:s/>– mjerljive i atrib. Karakteristike</text:span></text:p>
      <text:p text:style-name="P305"/>
      <text:p text:style-name="P306"><text:span text:style-name="T307">21.<text:s/></text:span><text:span text:style-name="T308">Kakvoća prog. opreme</text:span><text:span text:style-name="T309"><text:s/>– revizija</text:span></text:p>
      <text:p text:style-name="P310"/>
      <text:soft-page-break/>
      <text:p text:style-name="P311"><text:span text:style-name="T312">22.<text:s/></text:span><text:span text:style-name="T313">Uz funk., pouzdanost, uporabivost, prenosivost i djelotovornost</text:span><text:span text:style-name="T314"><text:s/>– održavanje</text:span></text:p>
      <text:p text:style-name="P315"/>
      <text:p text:style-name="P316"><text:span text:style-name="T317">23.</text:span><text:span text:style-name="T318"><text:s/>ASIIN</text:span><text:span text:style-name="T319"><text:s/>– inženjerstva, računalnih i priodnih znanosti</text:span></text:p>
      <text:p text:style-name="P320"/>
      <text:p text:style-name="P3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&amp;quot" svg:font-family="&amp;quo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ita Martinovic</meta:initial-creator>
    <dc:creator>Anita Martinovic</dc:creator>
    <meta:creation-date>2013-02-05T12:11:00Z</meta:creation-date>
    <dc:date>2013-02-05T17:32:00Z</dc:date>
    <meta:template xlink:href="Normal.dotm" xlink:type="simple"/>
    <meta:editing-cycles>1</meta:editing-cycles>
    <meta:editing-duration>PT1200S</meta:editing-duration>
    <meta:document-statistic meta:page-count="4" meta:paragraph-count="12" meta:word-count="908" meta:character-count="6076" meta:row-count="43" meta:non-whitespace-character-count="5180"/>
  </office:meta>
</office:document-meta>
</file>